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officeooo:rsid="0005051e" officeooo:paragraph-rsid="0005051e" style:font-size-asian="18pt" style:font-style-asian="italic" style:font-size-complex="18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officeooo:rsid="00052ae4" officeooo:paragraph-rsid="00052ae4" style:font-size-asian="18pt" style:font-style-asian="italic" style:font-size-complex="18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officeooo:rsid="00052ae4" officeooo:paragraph-rsid="00052ae4" style:font-size-asian="10.5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officeooo:rsid="0005812b" officeooo:paragraph-rsid="0005812b" style:font-size-asian="10.5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officeooo:rsid="00070bc3" officeooo:paragraph-rsid="00070bc3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bold" officeooo:rsid="00052ae4" officeooo:paragraph-rsid="00052ae4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bold" officeooo:rsid="0005812b" officeooo:paragraph-rsid="0005812b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05812b" officeooo:paragraph-rsid="0005812b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bold" officeooo:rsid="0005812b" officeooo:paragraph-rsid="0005812b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bold" officeooo:rsid="00070bc3" officeooo:paragraph-rsid="0005812b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bold" officeooo:rsid="00070bc3" officeooo:paragraph-rsid="00070bc3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581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0bc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ljettautomat – krav</text:p>
      <text:p text:style-name="P1"/>
      <text:p text:style-name="P1"/>
      <text:p text:style-name="P4">Skärmen ska vara en typ av touchscreen</text:p>
      <text:p text:style-name="P6"/>
      <text:p text:style-name="P6">Vad ska finnas med <text:span text:style-name="T1">på skärmen</text:span>? </text:p>
      <text:p text:style-name="P6"/>
      <text:p text:style-name="P8">Det ska finnas en tydlig kort beskrivning hur man använder automaten. </text:p>
      <text:p text:style-name="P8"/>
      <text:p text:style-name="P8">Det ska finnas en tillbaka knapp och avbryt </text:p>
      <text:p text:style-name="P3"/>
      <text:p text:style-name="P4">Det ska finnas en funktion för att välja språk. T.ex svenska, tyska och Engelska</text:p>
      <text:p text:style-name="P4"/>
      <text:p text:style-name="P4">Det ska finnas ska finnas två ganska stora ”knappar” på startsidan med alternativen: Ladda kort &amp; köp biljett. </text:p>
      <text:p text:style-name="P7"/>
      <text:p text:style-name="P4"><text:span text:style-name="T2">Köp biljett: <text:s/>Välj din destination som finns med, destinationerna finns som exempel på skärmen. När du klickar på din destination så kommer en tidtabell upp med tåggraj och tider </text:span><text:span text:style-name="T3">och priser</text:span><text:span text:style-name="T2">.. ”</text:span><text:span text:style-name="T3">Välj” Det kommer en tydlig öveblick över dina val och summan du ska paya. </text:span></text:p>
      <text:p text:style-name="P10"/>
      <text:p text:style-name="P5"><text:span text:style-name="T3">T</text:span><text:span text:style-name="T2">ryck på ”betala för din resa” </text:span></text:p>
      <text:p text:style-name="P10"/>
      <text:p text:style-name="P11"/>
      <text:p text:style-name="P7">Ladda kort: Summor kommer fram, välj önskad summa och tryck vidare för betalning. Sedan står det håll från kortet vid ”fkjkfj” .. Tack så mkt!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08:53:37.548591000</meta:creation-date>
    <dc:date>2015-11-20T09:30:50.278545000</dc:date>
    <meta:editing-duration>P0D</meta:editing-duration>
    <meta:editing-cycles>2</meta:editing-cycles>
    <meta:generator>LibreOffice/4.1.2.3$MacOSX_x86 LibreOffice_project/40b2d7fde7e8d2d7bc5a449dc65df4d08a7dd38</meta:generator>
    <meta:document-statistic meta:table-count="0" meta:image-count="0" meta:object-count="0" meta:page-count="1" meta:paragraph-count="10" meta:word-count="142" meta:character-count="836" meta:non-whitespace-character-count="695"/>
  </office:meta>
</office:document-meta>
</file>